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1" style:family="table-row">
      <style:table-row-properties style:min-row-height="0.397cm"/>
    </style:style>
    <style:style style:name="Table7.A1" style:family="table-cell">
      <style:table-cell-properties fo:background-color="#1c1c1c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2d19f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906be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officeooo:paragraph-rsid="0022d19f"/>
    </style:style>
    <style:style style:name="P4" style:family="paragraph" style:parent-style-name="Text_20_body">
      <style:text-properties officeooo:paragraph-rsid="0017393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 style:page-number="auto" fo:background-color="transparent"/>
    </style:style>
    <style:style style:name="P7" style:family="paragraph" style:parent-style-name="Heading_20_1">
      <style:text-properties officeooo:rsid="0017393e" officeooo:paragraph-rsid="001f1c3b" loext:padding="0.265cm" loext:border="0.06pt solid #e5e5e5"/>
    </style:style>
    <style:style style:name="P8" style:family="paragraph" style:parent-style-name="Preformatted_20_Text">
      <style:text-properties officeooo:paragraph-rsid="0022d19f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justify" style:justify-single-word="false"/>
      <style:text-properties officeooo:paragraph-rsid="0022d19f"/>
    </style:style>
    <style:style style:name="P11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2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22d19f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54cbc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1.199cm" style:auto-text-indent="false" fo:background-color="transparent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1.199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8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1.199cm" style:auto-text-indent="false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1.199cm" style:auto-text-indent="false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1.199cm" style:auto-text-indent="false"/>
      <style:text-properties officeooo:paragraph-rsid="00254cbc"/>
    </style:style>
    <style:style style:name="P21" style:family="paragraph" style:parent-style-name="Text_20_body" style:list-style-name="L2">
      <style:paragraph-properties fo:margin-left="0cm" fo:margin-right="0cm" fo:text-align="justify" style:justify-single-word="false" fo:orphans="2" fo:widows="2" fo:text-indent="1.199cm" style:auto-text-indent="false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1.199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3" style:family="paragraph" style:parent-style-name="Preformatted_20_Text" style:list-style-name="L1">
      <style:text-properties officeooo:paragraph-rsid="0022d19f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Preformatted_20_Text">
      <style:paragraph-properties fo:orphans="2" fo:widows="2"/>
      <style:text-properties officeooo:paragraph-rsid="00254cbc"/>
    </style:style>
    <style:style style:name="P26" style:family="paragraph" style:parent-style-name="Preformatted_20_Text">
      <style:paragraph-properties fo:orphans="2" fo:widows="2"/>
      <style:text-properties officeooo:paragraph-rsid="00254cbc" fo:background-color="transparent"/>
    </style:style>
    <style:style style:name="P27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54cbc"/>
    </style:style>
    <style:style style:name="P28" style:family="paragraph" style:parent-style-name="Preformatted_20_Text">
      <style:paragraph-properties fo:margin-top="0cm" fo:margin-bottom="0.499cm" loext:contextual-spacing="false" fo:orphans="2" fo:widows="2"/>
      <style:text-properties officeooo:paragraph-rsid="00254cbc"/>
    </style:style>
    <style:style style:name="T1" style:family="text">
      <style:text-properties fo:color="#f8f8f2" fo:background-color="#23241f" loext:char-shading-value="0"/>
    </style:style>
    <style:style style:name="T2" style:family="text">
      <style:text-properties fo:color="#f8f8f2" fo:background-color="transparent" loext:char-shading-value="0"/>
    </style:style>
    <style:style style:name="T3" style:family="text">
      <style:text-properties fo:color="#f8f8f2" fo:font-size="10pt" fo:background-color="transparent" loext:char-shading-value="0" style:font-size-asian="10pt" style:font-size-complex="10pt"/>
    </style:style>
    <style:style style:name="T4" style:family="text">
      <style:text-properties fo:color="#f8f8f2" fo:font-size="10pt" officeooo:rsid="0022d19f" fo:background-color="transparent" loext:char-shading-value="0" style:font-size-asian="10pt" style:font-size-complex="10pt"/>
    </style:style>
    <style:style style:name="T5" style:family="text">
      <style:text-properties fo:color="#e6db74" fo:background-color="transparent" loext:char-shading-value="0"/>
    </style:style>
    <style:style style:name="T6" style:family="text">
      <style:text-properties fo:color="#e6db74" fo:font-size="10pt" fo:background-color="transparent" loext:char-shading-value="0" style:font-size-asian="10pt" style:font-size-complex="10pt"/>
    </style:style>
    <style:style style:name="T7" style:family="text">
      <style:text-properties fo:color="#75715e" fo:background-color="#23241f" loext:char-shading-value="0"/>
    </style:style>
    <style:style style:name="T8" style:family="text">
      <style:text-properties fo:color="#75715e" fo:background-color="transparent" loext:char-shading-value="0"/>
    </style:style>
    <style:style style:name="T9" style:family="text">
      <style:text-properties fo:color="#f92672" fo:font-size="10pt" fo:background-color="transparent" loext:char-shading-value="0" style:font-size-asian="10pt" style:font-size-complex="10pt"/>
    </style:style>
    <style:style style:name="T10" style:family="text">
      <style:text-properties style:text-underline-style="solid" style:text-underline-width="auto" style:text-underline-color="font-color" officeooo:rsid="0017393e"/>
    </style:style>
    <style:style style:name="T11" style:family="text">
      <style:text-properties style:text-underline-style="solid" style:text-underline-width="auto" style:text-underline-color="font-color" officeooo:rsid="0022d19f"/>
    </style:style>
    <style:style style:name="T12" style:family="text">
      <style:text-properties style:text-underline-style="solid" style:text-underline-width="auto" style:text-underline-color="font-color" officeooo:rsid="00254cbc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officeooo:rsid="00254cbc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style:font-weight-asian="bold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75715e" fo:letter-spacing="normal" fo:font-style="normal" fo:font-weight="normal"/>
    </style:style>
    <style:style style:name="T18" style:family="text">
      <style:text-properties fo:font-variant="normal" fo:text-transform="none" fo:color="#75715e" fo:letter-spacing="normal" fo:font-style="normal" fo:font-weight="normal" fo:background-color="#23241f" loext:char-shading-value="0"/>
    </style:style>
    <style:style style:name="T19" style:family="text">
      <style:text-properties fo:font-variant="normal" fo:text-transform="none" fo:color="#75715e" fo:letter-spacing="normal" fo:font-style="normal" fo:font-weight="normal" fo:background-color="transparent" loext:char-shading-value="0"/>
    </style:style>
    <style:style style:name="T20" style:family="text">
      <style:text-properties fo:font-variant="normal" fo:text-transform="none" fo:color="#75715e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fo:color="#75715e" fo:font-size="10pt" fo:letter-spacing="normal" fo:font-style="normal" fo:font-weight="normal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f92672" fo:font-size="10pt" fo:letter-spacing="normal" fo:font-style="normal" fo:font-weight="normal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f8f8f2" fo:letter-spacing="normal" fo:font-style="normal" fo:font-weight="normal"/>
    </style:style>
    <style:style style:name="T24" style:family="text">
      <style:text-properties fo:font-variant="normal" fo:text-transform="none" fo:color="#f8f8f2" fo:letter-spacing="normal" fo:font-style="normal" fo:font-weight="normal" fo:background-color="#23241f" loext:char-shading-value="0"/>
    </style:style>
    <style:style style:name="T25" style:family="text">
      <style:text-properties fo:font-variant="normal" fo:text-transform="none" fo:color="#f8f8f2" fo:letter-spacing="normal" fo:font-style="normal" fo:font-weight="normal" fo:background-color="transparent" loext:char-shading-value="0"/>
    </style:style>
    <style:style style:name="T26" style:family="text">
      <style:text-properties fo:font-variant="normal" fo:text-transform="none" fo:color="#f8f8f2" fo:letter-spacing="normal" fo:font-style="normal" fo:font-weight="normal" fo:background-color="transparent" loext:char-shading-value="0"/>
    </style:style>
    <style:style style:name="T27" style:family="text">
      <style:text-properties fo:font-variant="normal" fo:text-transform="none" fo:color="#f8f8f2" fo:font-size="10pt" fo:letter-spacing="normal" fo:font-style="normal" fo:font-weight="normal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f8f8f2" fo:font-size="10pt" fo:letter-spacing="normal" fo:font-style="normal" fo:font-weight="normal" officeooo:rsid="0022d19f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e6db74" fo:letter-spacing="normal" fo:font-style="normal" fo:font-weight="normal"/>
    </style:style>
    <style:style style:name="T30" style:family="text">
      <style:text-properties fo:font-variant="normal" fo:text-transform="none" fo:color="#e6db74" fo:letter-spacing="normal" fo:font-style="normal" fo:font-weight="normal" fo:background-color="#23241f" loext:char-shading-value="0"/>
    </style:style>
    <style:style style:name="T31" style:family="text">
      <style:text-properties fo:font-variant="normal" fo:text-transform="none" fo:color="#e6db74" fo:letter-spacing="normal" fo:font-style="normal" fo:font-weight="normal" fo:background-color="transparent" loext:char-shading-value="0"/>
    </style:style>
    <style:style style:name="T32" style:family="text">
      <style:text-properties fo:font-variant="normal" fo:text-transform="none" fo:color="#e6db74" fo:letter-spacing="normal" fo:font-style="normal" fo:font-weight="normal" fo:background-color="transparent" loext:char-shading-value="0"/>
    </style:style>
    <style:style style:name="T33" style:family="text">
      <style:text-properties fo:color="#ae81ff" fo:font-size="10pt" fo:background-color="transparent" loext:char-shading-value="0" style:font-size-asian="10pt" style:font-size-complex="10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22d19f"/>
    </style:style>
    <style:style style:name="T36" style:family="text">
      <style:text-properties officeooo:rsid="00254cb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esson <text:span text:style-name="T36">4</text:span> Ruby task</text:h>
      <text:p text:style-name="P4"><text:span text:style-name="Strong_20_Emphasis"><text:span text:style-name="T10">Task: </text:span></text:span><text:span text:style-name="Strong_20_Emphasis"><text:span text:style-name="T12">Healthcheck monitoring</text:span></text:span></text:p>
      <text:p text:style-name="P6"><text:span text:style-name="Strong_20_Emphasis">Description:</text:span></text:p>
      <text:p text:style-name="P16"><text:span text:style-name="T13">Вам необходимо реализовать в модуле </text:span><text:span text:style-name="Source_20_Text"><text:span text:style-name="T16">Mtn </text:span></text:span><text:span text:style-name="T13">класс </text:span><text:span text:style-name="Source_20_Text"><text:span text:style-name="T16">Healthcheck</text:span></text:span><text:span text:style-name="T13">, который будет проверять сервера на доступность.</text:span></text:p>
      <text:p text:style-name="P20"><text:span text:style-name="T13"><text:tab/>Сервера уже реализованы, вам достаточно знать, что это некий объект, у которого есть метод </text:span><text:span text:style-name="Source_20_Text"><text:span text:style-name="T16">#status</text:span></text:span><text:span text:style-name="T13">, работающий следующим образом: </text:span></text:p>
      <text:p text:style-name="P20"><text:span text:style-name="T13">- возвращает </text:span><text:span text:style-name="Source_20_Text"><text:span text:style-name="T13">true</text:span></text:span><text:span text:style-name="T13">, если сервер доступен и отвечает</text:span><text:span text:style-name="T14">;</text:span></text:p>
      <text:p text:style-name="P20"><text:span text:style-name="T13">- возвращает ошибку </text:span><text:span text:style-name="Source_20_Text"><text:span text:style-name="T16">Mtn::Status400</text:span></text:span><text:span text:style-name="Source_20_Text"><text:span text:style-name="T13"> </text:span></text:span><text:span text:style-name="T13">или </text:span><text:span text:style-name="Source_20_Text"><text:span text:style-name="T16">Mtn::Status500</text:span></text:span><text:span text:style-name="T13">, если сервер доступен, но приболел;</text:span></text:p>
      <text:p text:style-name="P20"><text:span text:style-name="T13">- возвращает ошибку </text:span><text:span text:style-name="Source_20_Text"><text:span text:style-name="T16">Mtn::TimeoutError</text:span></text:span><text:span text:style-name="T13">, если сервер недоступен в принципе</text:span><text:span text:style-name="T14">.</text:span></text:p>
      <text:p text:style-name="P19"><text:span text:style-name="T13">Все ошибки отнаследованы от </text:span><text:span text:style-name="Source_20_Text"><text:span text:style-name="T16">StandardError</text:span></text:span><text:span text:style-name="T13">.</text:span></text:p>
      <text:p text:style-name="P19"><text:span text:style-name="T13">Каждый сервис вашего </text:span><text:span text:style-name="Source_20_Text"><text:span text:style-name="T16">Healthcheck </text:span></text:span><text:span text:style-name="T13">должен принимать сервер при инициализации и иметь как минимум метод </text:span><text:span text:style-name="Source_20_Text"><text:span text:style-name="T16">#check!</text:span></text:span><text:span text:style-name="T13">, который будет проверять статус сервера. При этом:</text:span></text:p>
      <text:list xml:id="list1097819305146127599" text:style-name="L2">
        <text:list-item>
          <text:p text:style-name="P17">сервис ведет подсчет количества проверок каждого сервиса и их положительных\отрицательных статусов (смотри пример ниже)</text:p>
        </text:list-item>
        <text:list-item>
          <text:p text:style-name="P18"><text:span text:style-name="T13">в случае, когда сервер доступен, возвращает строку вида: </text:span><text:span text:style-name="Source_20_Text"><text:span text:style-name="T13">"OK (количество_положительных_ответов/общее_количество_проверок_этого_сервера"</text:span></text:span><text:span text:style-name="T13">)</text:span></text:p>
        </text:list-item>
        <text:list-item>
          <text:p text:style-name="P17">в случае, когда сервер недоступен, возвращает строку вида:</text:p>
        </text:list-item>
        <text:list-item>
          <text:p text:style-name="P18"><text:span text:style-name="Source_20_Text"><text:span text:style-name="T13">"КЛАСС_ПОСЛЕДНЕЙ_ОШИБКИ_КАПСЛОКОМ (количество_положительных_ответов/общее_количество_проверок_этого_сервера)"</text:span></text:span></text:p>
        </text:list-item>
        <text:list-item>
          <text:p text:style-name="P17">если же сломался сам сервис, возвращает просто строку:</text:p>
        </text:list-item>
        <text:list-item>
          <text:p text:style-name="P21"><text:span text:style-name="Source_20_Text"><text:span text:style-name="T13">"FAIL"</text:span></text:span></text:p>
        </text:list-item>
      </text:list>
      <text:p text:style-name="P22">Пример проверки вашего сервиса на 3-х серверах:</text:p>
      <text:p text:style-name="P14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27"><text:span text:style-name="Source_20_Text"><text:span text:style-name="T20"># server1-3 приходят извне</text:span></text:span></text:p>
            <text:p text:style-name="P26"/>
            <text:p text:style-name="P25"><text:span text:style-name="Source_20_Text"><text:span text:style-name="T26">mtn1 = Mtn::Healthcheck.new(server1)</text:span></text:span></text:p>
            <text:p text:style-name="P25"><text:span text:style-name="Source_20_Text"><text:span text:style-name="T26">mtn2 = Mtn::Healthcheck.new(server2)</text:span></text:span></text:p>
            <text:p text:style-name="P25"><text:span text:style-name="Source_20_Text"><text:span text:style-name="T26">mtn3 = Mtn::Healthcheck.new(server3)</text:span></text:span></text:p>
            <text:p text:style-name="P25"><text:span text:style-name="Source_20_Text"><text:span text:style-name="T26">mtn4 = Mtn::Healthcheck.new(</text:span></text:span><text:span text:style-name="Source_20_Text"><text:span text:style-name="T32">'xx не сервер или ошибка случилась внутри самого сервиса xx'</text:span></text:span><text:span text:style-name="Source_20_Text"><text:span text:style-name="T26">)</text:span></text:span></text:p>
            <text:p text:style-name="P26"/>
            <text:p text:style-name="P25"><text:span text:style-name="Source_20_Text"><text:span text:style-name="T26">mtn1.check! </text:span></text:span><text:span text:style-name="Source_20_Text"><text:span text:style-name="T20"># =&gt; "OK (1/1)"</text:span></text:span></text:p>
            <text:p text:style-name="P25"><text:span text:style-name="Source_20_Text"><text:span text:style-name="T26">mtn2.check! </text:span></text:span><text:span text:style-name="Source_20_Text"><text:span text:style-name="T20"># =&gt; "MTN::TIMEOUTERROR (0/1)"</text:span></text:span></text:p>
            <text:p text:style-name="P25"><text:span text:style-name="Source_20_Text"><text:span text:style-name="T26">mtn3.check! </text:span></text:span><text:span text:style-name="Source_20_Text"><text:span text:style-name="T20"># =&gt; "MTN::STATUS500 (0/1)"</text:span></text:span></text:p>
            <text:p text:style-name="P25"><text:span text:style-name="Source_20_Text"><text:span text:style-name="T26">mtn4.check! </text:span></text:span><text:span text:style-name="Source_20_Text"><text:span text:style-name="T20"># =&gt; "FAIL"</text:span></text:span></text:p>
            <text:p text:style-name="P26"/>
            <text:p text:style-name="P25"><text:span text:style-name="Source_20_Text"><text:span text:style-name="T26">mtn1.check! </text:span></text:span><text:span text:style-name="Source_20_Text"><text:span text:style-name="T20"># =&gt; "OK (2/2)"</text:span></text:span></text:p>
            <text:p text:style-name="P25"><text:span text:style-name="Source_20_Text"><text:span text:style-name="T26">mtn2.check! </text:span></text:span><text:span text:style-name="Source_20_Text"><text:span text:style-name="T20"># =&gt; "MTN::TIMEOUTERROR (0/2)"</text:span></text:span></text:p>
            <text:p text:style-name="P25"><text:span text:style-name="Source_20_Text"><text:span text:style-name="T26">mtn3.check! </text:span></text:span><text:span text:style-name="Source_20_Text"><text:span text:style-name="T20"># =&gt; "MTN::STATUS400 (0/2)"</text:span></text:span></text:p>
            <text:p text:style-name="P25"><text:span text:style-name="Source_20_Text"><text:span text:style-name="T26">mtn4.check! </text:span></text:span><text:span text:style-name="Source_20_Text"><text:span text:style-name="T20"># =&gt; "FAIL"</text:span></text:span></text:p>
            <text:p text:style-name="P26"/>
            <text:p text:style-name="P28"><text:span text:style-name="Source_20_Text"><text:span text:style-name="T20"># и так далее, как видно, сервер может поменять свой статус или ошибку</text:span></text:span></text:p>
          </table:table-cell>
        </table:table-row>
      </table:table>
      <text:p text:style-name="P8"><text:span text:style-name="Source_20_Text"><text:span text:style-name="T7"/></text:span></text:p>
      <text:p text:style-name="P15"><text:span text:style-name="Source_20_Text"><text:span text:style-name="T15"><text:tab/>Ничего выводить на экран не нужно, это просто строка как значение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2:50:02.454101393</meta:creation-date>
    <dc:date>2017-08-16T15:46:44.448822752</dc:date>
    <meta:editing-duration>PT30M22S</meta:editing-duration>
    <meta:editing-cycles>5</meta:editing-cycles>
    <meta:generator>LibreOffice/5.0.6.2$Linux_X86_64 LibreOffice_project/00$Build-2</meta:generator>
    <meta:document-statistic meta:table-count="1" meta:image-count="0" meta:object-count="0" meta:page-count="2" meta:paragraph-count="32" meta:word-count="238" meta:character-count="1866" meta:non-whitespace-character-count="1663"/>
  </office:meta>
</office:document-meta>
</file>